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1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66.1">
            <text:p>66.1</text:p>
          </table:table-cell>
          <table:table-cell office:value-type="float" office:value="-81.3">
            <text:p>-81.3</text:p>
          </table:table-cell>
          <table:table-cell table:number-columns-repeated="3"/>
        </table:table-row>
        <table:table-row table:style-name="ro1">
          <table:table-cell office:value-type="float" office:value="78.2">
            <text:p>78.2</text:p>
          </table:table-cell>
          <table:table-cell office:value-type="float" office:value="-70.3">
            <text:p>-70.3</text:p>
          </table:table-cell>
          <table:table-cell table:number-columns-repeated="3"/>
        </table:table-row>
        <table:table-row table:style-name="ro1">
          <table:table-cell office:value-type="float" office:value="78.9">
            <text:p>78.9</text:p>
          </table:table-cell>
          <table:table-cell office:value-type="float" office:value="-59.3">
            <text:p>-59.3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42.1">
            <text:p>-42.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31.7">
            <text:p>-31.7</text:p>
          </table:table-cell>
          <table:table-cell table:number-columns-repeated="3"/>
        </table:table-row>
        <table:table-row table:style-name="ro1">
          <table:table-cell office:value-type="float" office:value="82.5">
            <text:p>82.5</text:p>
          </table:table-cell>
          <table:table-cell office:value-type="float" office:value="-18.7">
            <text:p>-18.7</text:p>
          </table:table-cell>
          <table:table-cell table:number-columns-repeated="3"/>
        </table:table-row>
        <table:table-row table:style-name="ro1">
          <table:table-cell office:value-type="float" office:value="78.7">
            <text:p>78.7</text:p>
          </table:table-cell>
          <table:table-cell office:value-type="float" office:value="-5.3">
            <text:p>-5.3</text:p>
          </table:table-cell>
          <table:table-cell table:number-columns-repeated="3"/>
        </table:table-row>
        <table:table-row table:style-name="ro1">
          <table:table-cell office:value-type="float" office:value="67.2">
            <text:p>67.2</text:p>
          </table:table-cell>
          <table:table-cell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float" office:value="54.9">
            <text:p>54.9</text:p>
          </table:table-cell>
          <table:table-cell office:value-type="float" office:value="6.8">
            <text:p>6.8</text:p>
          </table:table-cell>
          <table:table-cell table:number-columns-repeated="3"/>
        </table:table-row>
        <table:table-row table:style-name="ro1">
          <table:table-cell office:value-type="float" office:value="41.6">
            <text:p>41.6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1">
          <table:table-cell office:value-type="float" office:value="36.8">
            <text:p>36.8</text:p>
          </table:table-cell>
          <table:table-cell office:value-type="float" office:value="10.9">
            <text:p>10.9</text:p>
          </table:table-cell>
          <table:table-cell table:number-columns-repeated="3"/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 office:value-type="float" office:value="27.9">
            <text:p>27.9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9.9">
            <text:p>9.9</text:p>
          </table:table-cell>
          <table:table-cell table:number-columns-repeated="3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7.3">
            <text:p>7.3</text:p>
          </table:table-cell>
          <table:table-cell table:number-columns-repeated="3"/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5.3">
            <text:p>5.3</text:p>
          </table:table-cell>
          <table:table-cell table:number-columns-repeated="3"/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1.2">
            <text:p>-1.2</text:p>
          </table:table-cell>
          <table:table-cell table:number-columns-repeated="3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2.5">
            <text:p>-2.5</text:p>
          </table:table-cell>
          <table:table-cell table:number-columns-repeated="3"/>
        </table:table-row>
        <table:table-row table:style-name="ro1">
          <table:table-cell office:value-type="float" office:value="-0.1">
            <text:p>-0.1</text:p>
          </table:table-cell>
          <table:table-cell office:value-type="float" office:value="-3.2">
            <text:p>-3.2</text:p>
          </table:table-cell>
          <table:table-cell table:number-columns-repeated="3"/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1.8">
            <text:p>-1.8</text:p>
          </table:table-cell>
          <table:table-cell table:number-columns-repeated="3"/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1.8">
            <text:p>1.8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75.0885272253474">
            <text:p>75.0885272253</text:p>
          </table:table-cell>
          <table:table-cell office:value-type="float" office:value="-69.4381137528513">
            <text:p>-69.4381137529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85.82019792344">
            <text:p>85.8201979234</text:p>
          </table:table-cell>
          <table:table-cell office:value-type="float" office:value="-57.039837218035">
            <text:p>-57.039837218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85.1847760311292">
            <text:p>85.1847760311</text:p>
          </table:table-cell>
          <table:table-cell office:value-type="float" office:value="-46.0369619027265">
            <text:p>-46.0369619027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84.1497758278621">
            <text:p>84.1497758279</text:p>
          </table:table-cell>
          <table:table-cell office:value-type="float" office:value="-28.826834251815">
            <text:p>-28.8268342518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3.9062450116897">
            <text:p>83.9062450117</text:p>
          </table:table-cell>
          <table:table-cell office:value-type="float" office:value="-18.3989775012782">
            <text:p>-18.39897750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83.776863367776">
            <text:p>83.7768633678</text:p>
          </table:table-cell>
          <table:table-cell office:value-type="float" office:value="-5.35088624108263">
            <text:p>-5.3508862411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78.3565944380819">
            <text:p>78.3565944381</text:p>
          </table:table-cell>
          <table:table-cell office:value-type="float" office:value="7.49921032843099">
            <text:p>7.499210328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66.0695560733786">
            <text:p>66.0695560734</text:p>
          </table:table-cell>
          <table:table-cell office:value-type="float" office:value="13.0404594067826">
            <text:p>13.040459406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53.2702239407741">
            <text:p>53.2702239408</text:p>
          </table:table-cell>
          <table:table-cell office:value-type="float" office:value="16.6025510596152">
            <text:p>16.6025510596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39.6744928724237">
            <text:p>39.6744928724</text:p>
          </table:table-cell>
          <table:table-cell office:value-type="float" office:value="18.4140109121072">
            <text:p>18.4140109121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34.7783546920546">
            <text:p>34.7783546921</text:p>
          </table:table-cell>
          <table:table-cell office:value-type="float" office:value="18.5084042166864">
            <text:p>18.508404216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9.8084213202287">
            <text:p>29.8084213202</text:p>
          </table:table-cell>
          <table:table-cell office:value-type="float" office:value="18.3927491922562">
            <text:p>18.392749192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5.9407963553988">
            <text:p>25.9407963554</text:p>
          </table:table-cell>
          <table:table-cell office:value-type="float" office:value="17.8855911653679">
            <text:p>17.8855911654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1.8879498064951">
            <text:p>21.8879498065</text:p>
          </table:table-cell>
          <table:table-cell office:value-type="float" office:value="15.8963510864548">
            <text:p>15.8963510865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8.3871996450776">
            <text:p>18.3871996451</text:p>
          </table:table-cell>
          <table:table-cell office:value-type="float" office:value="12.7890332012433">
            <text:p>12.7890332012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5.4379174207952">
            <text:p>15.4379174208</text:p>
          </table:table-cell>
          <table:table-cell office:value-type="float" office:value="10.413876050973">
            <text:p>10.41387605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2.8565426151337">
            <text:p>12.8565426151</text:p>
          </table:table-cell>
          <table:table-cell office:value-type="float" office:value="8.21888120314989">
            <text:p>8.218881203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0.0895652898961">
            <text:p>10.0895652899</text:p>
          </table:table-cell>
          <table:table-cell office:value-type="float" office:value="6.39339476957656">
            <text:p>6.393394769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.5059451274665">
            <text:p>7.5059451275</text:p>
          </table:table-cell>
          <table:table-cell office:value-type="float" office:value="5.11885948694783">
            <text:p>5.118859486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.29007682007941">
            <text:p>5.2900768201</text:p>
          </table:table-cell>
          <table:table-cell office:value-type="float" office:value="4.94779425265432">
            <text:p>4.947794252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.98215661456186">
            <text:p>2.9821566146</text:p>
          </table:table-cell>
          <table:table-cell office:value-type="float" office:value="3.57628077739747">
            <text:p>3.57628077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.24415887296831">
            <text:p>2.244158873</text:p>
          </table:table-cell>
          <table:table-cell office:value-type="float" office:value="2.28852922442061">
            <text:p>2.288529224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.13666019688466">
            <text:p>1.1366601969</text:p>
          </table:table-cell>
          <table:table-cell office:value-type="float" office:value="0.818056974679308">
            <text:p>0.818056974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Sheet1.C34:Sheet1.E5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2" number:min-integer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4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0T14:20:36</dc:date>
    <dc:creator>Jani Matyas</dc:creator>
    <meta:document-statistic meta:table-count="1" meta:cell-count="124" meta:object-count="0"/>
    <meta:generator>OpenOffice.org/3.2$Linux OpenOffice.org_project/320m19$Build-9505</meta:generator>
  </office:meta>
</office:document-meta>
</file>